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text-properties fo:font-style="italic"/>
    </style:style>
    <style:style style:name="P8" style:family="paragraph" style:parent-style-name="Text_20_body" style:list-style-name="L6"/>
    <style:style style:name="P9" style:family="paragraph" style:parent-style-name="Quotations">
      <style:text-properties fo:font-style="italic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[Organization Name] Ethical AI Code of Conduct</text:h>
      <text:p text:style-name="P1">"Empowering Innovation Through Integrity"</text:p>
      <text:h text:style-name="Heading_20_2" text:outline-level="2">1. Our Commitment</text:h>
      <text:p text:style-name="Text_20_body">At <text:span text:style-name="T1">[Organization Name]</text:span>, we believe AI is a partner in human potential. We use AI not just because we <text:span text:style-name="T2">can</text:span>, but because it helps us serve our customers and society better. This Code of Conduct outlines the ethical standard for every employee interacting with AI systems.</text:p>
      <text:p text:style-name="Horizontal_20_Line"/>
      <text:h text:style-name="Heading_20_2" text:outline-level="2">2. The Five Pillars of Responsible AI Behavior</text:h>
      <text:h text:style-name="Heading_20_3" text:outline-level="3">I. Integrity over Efficiency</text:h>
      <text:list text:style-name="L1">
        <text:list-item>
          <text:p text:style-name="P2"><text:span text:style-name="T1">The Standard:</text:span> We never sacrifice accuracy or truth for the sake of speed.</text:p>
        </text:list-item>
        <text:list-item>
          <text:p text:style-name="P2"><text:span text:style-name="T1">Our Behavior:</text:span> We treat AI outputs as drafts, not finished products. We verify facts, check for "hallucinations," and take personal responsibility for the work we produce, regardless of the tools used.</text:p>
        </text:list-item>
      </text:list>
      <text:h text:style-name="Heading_20_3" text:outline-level="3">II. Inclusion and Bias Awareness</text:h>
      <text:list text:style-name="L2">
        <text:list-item>
          <text:p text:style-name="P3"><text:span text:style-name="T1">The Standard:</text:span> We use AI to bridge gaps, not widen them.</text:p>
        </text:list-item>
        <text:list-item>
          <text:p text:style-name="P3"><text:span text:style-name="T1">Our Behavior:</text:span> We actively look for bias in AI results. If a model suggests an output that feels discriminatory or exclusionary, we stop, report it to the <text:span text:style-name="T1">AI Council</text:span>, and do not use the data.</text:p>
        </text:list-item>
      </text:list>
      <text:h text:style-name="Heading_20_3" text:outline-level="3">III. Radical Transparency</text:h>
      <text:list text:style-name="L3">
        <text:list-item>
          <text:p text:style-name="P4"><text:span text:style-name="T1">The Standard:</text:span> Honesty is our default.</text:p>
        </text:list-item>
        <text:list-item>
          <text:p text:style-name="P4"><text:span text:style-name="T1">Our Behavior:</text:span> We never pass off AI-generated work as 100% human-created. We are open with our colleagues and clients about when and how AI was used in our processes.</text:p>
        </text:list-item>
      </text:list>
      <text:h text:style-name="Heading_20_3" text:outline-level="3">IV. Privacy as a Priority</text:h>
      <text:list text:style-name="L4">
        <text:list-item>
          <text:p text:style-name="P5"><text:span text:style-name="T1">The Standard:</text:span> We respect the data that feeds our innovation.</text:p>
        </text:list-item>
        <text:list-item>
          <text:p text:style-name="P5"><text:span text:style-name="T1">Our Behavior:</text:span> We treat AI prompts like public conversations. We never share our customers’ or colleagues’ private information with an AI model, ensuring our "Digital Footprint" remains secure and respectful.</text:p>
        </text:list-item>
      </text:list>
      <text:h text:style-name="Heading_20_3" text:outline-level="3">V. Continuous Learning (AI Literacy)</text:h>
      <text:list text:style-name="L5">
        <text:list-item>
          <text:p text:style-name="P6"><text:span text:style-name="T1">The Standard:</text:span> Curiosity is our superpower.</text:p>
        </text:list-item>
        <text:list-item>
          <text:p text:style-name="P6"><text:soft-page-break/><text:span text:style-name="T1">Our Behavior:</text:span> Because AI evolves daily, we commit to ongoing <text:span text:style-name="T1">AI Literacy</text:span> training. We stay informed about the risks and benefits of the tools we use to ensure we remain "AI-Ready."</text:p>
        </text:list-item>
      </text:list>
      <text:p text:style-name="Horizontal_20_Line"/>
      <text:h text:style-name="Heading_20_2" text:outline-level="2">3. The "Ethical Litmus Test"</text:h>
      <text:p text:style-name="P7">Before you deploy an AI solution or use an AI output, ask yourself:</text:p>
      <text:list text:style-name="L6">
        <text:list-item>
          <text:p text:style-name="P8"><text:span text:style-name="T1">Identity:</text:span> If the customer knew AI was used here, would they feel served or deceived?</text:p>
        </text:list-item>
        <text:list-item>
          <text:p text:style-name="P8"><text:span text:style-name="T1">Impact:</text:span> Could this output negatively affect a specific group of people?</text:p>
        </text:list-item>
        <text:list-item>
          <text:p text:style-name="P8"><text:span text:style-name="T1">Accountability:</text:span> Am I comfortable standing behind this result if it is challenged by my manager or a regulator?</text:p>
        </text:list-item>
      </text:list>
      <text:p text:style-name="Horizontal_20_Line"/>
      <text:h text:style-name="Heading_20_2" text:outline-level="2">4. Reporting Ethical Concerns</text:h>
      <text:p text:style-name="Text_20_body">We foster a "Speak Up" culture. If you encounter an AI system that behaves unethically or contradicts these values, report it via the <text:span text:style-name="T1">[Internal AI Ethics Hotline/Slack Channel]</text:span> without fear of retaliation.</text:p>
      <text:p text:style-name="Horizontal_20_Line"/>
      <text:h text:style-name="Heading_20_3" text:outline-level="3">Employee Acknowledgment</text:h>
      <text:p text:style-name="P9">"I have read the Ethical AI Code of Conduct. I understand that my role is to be a responsible steward of technology, ensuring that AI at [Organization Name] remains a force for good."</text:p>
      <text:p text:style-name="Text_20_body"><text:span text:style-name="T1">Signature:</text:span> __________________________ <text:span text:style-name="T1">Date:</text:span> __________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2T11:03:59.821372000</meta:creation-date>
    <dc:date>2026-02-02T11:04:15.400732000</dc:date>
    <meta:editing-duration>PT15S</meta:editing-duration>
    <meta:editing-cycles>1</meta:editing-cycles>
    <meta:document-statistic meta:table-count="0" meta:image-count="0" meta:object-count="0" meta:page-count="2" meta:paragraph-count="30" meta:word-count="442" meta:character-count="2643" meta:non-whitespace-character-count="2244"/>
    <meta:generator>LibreOffice/25.2.7.2$MacOSX_AARCH64 LibreOffice_project/5cbfd1ab6520636bb5f7b99185aa69bd7456825d</meta:generator>
  </office:meta>
</office:document-meta>
</file>